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8"/>
    <style:style style:name="P66" style:family="paragraph" style:parent-style-name="Standard" style:list-style-name="L57">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4.7</text:p>
      <text:list xml:id="list757474339697159462" text:style-name="L58">
        <text:list-item>
          <text:p text:style-name="P65">Automatically loads the correct version of Adv2<text:line-break/></text:p>
        </text:list-item>
      </text:list>
      <text:p text:style-name="Standard">version 3.4.6</text:p>
      <text:list xml:id="list3555947363203230748" text:style-name="L1">
        <text:list-item>
          <text:p text:style-name="P9">Adds AAV Version 2 file as a type that can be read (important when Do OCR check is enabled)</text:p>
        </text:list-item>
      </text:list>
      <text:p text:style-name="Standard"/>
      <text:p text:style-name="Standard">version 3.4.5</text:p>
      <text:list xml:id="list2426497236674297790" text:style-name="L2">
        <text:list-item>
          <text:p text:style-name="P10">Fixes block integration which was failing when more than 4 lightcurves were being processed.<text:line-break/></text:p>
        </text:list-item>
        <text:list-item>
          <text:p text:style-name="P10">Made use diff and Do OCR checkboxes sticky.<text:line-break/></text:p>
        </text:list-item>
      </text:list>
      <text:p text:style-name="Standard">version 3.4.4</text:p>
      <text:list xml:id="list3106085430744561385" text:style-name="L3">
        <text:list-item>
          <text:p text:style-name="P1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18068206663418180" text:style-name="L4">
        <text:list-item>
          <text:p text:style-name="P1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7732691519714531068" text:style-name="L5">
        <text:list-item>
          <text:p text:style-name="P1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4955296748718705529" text:style-name="L6">
        <text:list-item>
          <text:p text:style-name="P14">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soft-page-break/></text:p>
        </text:list-item>
        <text:list-item>
          <text:p text:style-name="P14">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5868735306074442056" text:style-name="L7">
        <text:list-item>
          <text:p text:style-name="P1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962265079058816637" text:style-name="L8">
        <text:list-item>
          <text:p text:style-name="P16">Automatically installs cv2 if not already present. <text:s/>This package is needed for the new frame view feature.<text:line-break/></text:p>
        </text:list-item>
      </text:list>
      <text:p text:style-name="Standard">version 3.3.8</text:p>
      <text:list xml:id="list8976863172875649399" text:style-name="L9">
        <text:list-item>
          <text:p text:style-name="P1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133480099074493332" text:style-name="L10">
        <text:list-item>
          <text:p text:style-name="P18">A new button (View frame) with an associated spinner for entry of a frame number has been added:</text:p>
          <text:p text:style-name="P1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ext:soft-page-break/>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197244501373849416" text:style-name="L11">
        <text:list-item>
          <text:p text:style-name="P1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662239975335256151" text:style-name="L12">
        <text:list-item>
          <text:p text:style-name="P2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391223823086457653" text:style-name="L13">
        <text:list-item>
          <text:p text:style-name="P2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3929130572428824768" text:style-name="L14">
        <text:list-item>
          <text:p text:style-name="P2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text:soft-page-break/>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786290655329486237" text:style-name="L15">
        <text:list-item>
          <text:p text:style-name="P23">Changed main plot so that the scroll wheel only zooms the x axis.</text:p>
        </text:list-item>
        <text:list-item>
          <text:p text:style-name="P23">Changed lightcurve plot so that it conforms properly to 'start-of-exposure'.<text:line-break/></text:p>
        </text:list-item>
      </text:list>
      <text:p text:style-name="Standard">version 3.2.8</text:p>
      <text:list xml:id="list1962614417374844284" text:style-name="L16">
        <text:list-item>
          <text:p text:style-name="P24">Changed font size in help files --- it was fine for Mac but too big for Win10<text:line-break/></text:p>
        </text:list-item>
      </text:list>
      <text:p text:style-name="Standard">version 3.2.7</text:p>
      <text:list xml:id="list6170894964671522640" text:style-name="L17">
        <text:list-item>
          <text:p text:style-name="P2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286255292375521685" text:style-name="L18">
        <text:list-item>
          <text:p text:style-name="P26">This is a 'cosmetic' release --- there should be NO detectable differences from version 3.2.5 in terms of functionality.</text:p>
        </text:list-item>
        <text:list-item>
          <text:p text:style-name="P26">All python files were brought into compliance with PEP 8 coding standards. <text:s/>Only I care about that.</text:p>
        </text:list-item>
        <text:list-item>
          <text:p text:style-name="P2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6">All this 'cosmetic' work is in preparation for working on PyOTE issues again.<text:line-break/> </text:p>
        </text:list-item>
      </text:list>
      <text:p text:style-name="Standard">version 3.2.5</text:p>
      <text:list xml:id="list5603251943120411392" text:style-name="L19">
        <text:list-item>
          <text:p text:style-name="P2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463393099220246115" text:style-name="L20">
        <text:list-item>
          <text:p text:style-name="P28">Modified the test for newer version to accommodate the different strings returned by pip 18.1 and pip 19.0+</text:p>
        </text:list-item>
        <text:list-item>
          <text:p text:style-name="P28">Added ability to invoke PyOTE from PyMovie with an externally supplied csv file that is automatically opened.<text:line-break/></text:p>
        </text:list-item>
      </text:list>
      <text:p text:style-name="Standard">version 3.2.3</text:p>
      <text:list xml:id="list2828292920790681989" text:style-name="L21">
        <text:list-item>
          <text:p text:style-name="P29">fixed a long overlooked bug in the loading of the data table (at lower left corner of GUI): when there are four lightcurves, LC4 was set in the table from LC3 (i.e., <text:soft-page-break/>LC3 == LC4 whenever there was an actual LC4. It was correct in the lightcurves themselves, so no observation analyses have been affected by this bug. It was cosmetic only.<text:line-break/></text:p>
        </text:list-item>
        <text:list-item>
          <text:p text:style-name="P29">Added support for the PyMovie csv format<text:line-break/></text:p>
        </text:list-item>
      </text:list>
      <text:p text:style-name="Standard">version 3.2.1</text:p>
      <text:list xml:id="list3836302163241657575" text:style-name="L22">
        <text:list-item>
          <text:p text:style-name="P3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492797672880970679" text:style-name="L23">
        <text:list-item>
          <text:p text:style-name="P31">Changed GUI to better align text on min max edit boxes to avoid confusion.<text:line-break/></text:p>
        </text:list-item>
      </text:list>
      <text:p text:style-name="Standard">version 3.1.9</text:p>
      <text:list xml:id="list6180727726494379519" text:style-name="L24">
        <text:list-item>
          <text:p text:style-name="P32">Fixed a bug in the test for a min/max solution search being constrained by a too large min value.<text:line-break/></text:p>
        </text:list-item>
      </text:list>
      <text:p text:style-name="Standard">version 3.1.8</text:p>
      <text:list xml:id="list3132261956380874027" text:style-name="L25">
        <text:list-item>
          <text:p text:style-name="P33">version 3.1.7 was released without an updated version history. <text:s/>Here is what was changed in 3.1.7:<text:line-break/></text:p>
        </text:list-item>
        <text:list-item>
          <text:p text:style-name="P3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742827343646494433" text:style-name="L26">
        <text:list-item>
          <text:p text:style-name="P34">Values entered in the Manual Timestamp Entry dialog box are now 'sticky', thus making corrections easy to do without requiring re-entry of all data. </text:p>
          <text:p text:style-name="P34"><text:line-break/>Also trapped is the case where a user has entered a custom frame time but failed to click the radio button indicating that it is to be used.<text:line-break/></text:p>
        </text:list-item>
      </text:list>
      <text:p text:style-name="Standard"><text:soft-page-break/>version 3.1.5:</text:p>
      <text:list xml:id="list4576954514390767722" text:style-name="L27">
        <text:list-item>
          <text:p text:style-name="P3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3167376713513146852" text:style-name="L28">
        <text:list-item>
          <text:p text:style-name="P36">Fixed error in new dropped reading detection logic when light curve was processed in field mode.<text:line-break/></text:p>
        </text:list-item>
        <text:list-item>
          <text:p text:style-name="P36">Cleaned up some language in tooltips.<text:line-break/></text:p>
        </text:list-item>
      </text:list>
      <text:p text:style-name="Standard">version 3.1.3:</text:p>
      <text:list xml:id="list3038360590718566160" text:style-name="L29">
        <text:list-item>
          <text:p text:style-name="P3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7">Eliminated the 'entry num' column in the data matrix at the lower left of the GUI. The 'entry num' is unused and a possible source of confusion with the frame or field number for the unwary.<text:line-break/></text:p>
        </text:list-item>
        <text:list-item>
          <text:p text:style-name="P37">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447317625488784523" text:style-name="L30">
        <text:list-item>
          <text:p text:style-name="P3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081025494524604275" text:style-name="L31">
        <text:list-item>
          <text:p text:style-name="P3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text:soft-page-break/>artificially constrained and thus be wrong. This situation is now detected and a log entry as well as a pop-up alert will tell the user to change the limits and try again.<text:line-break/></text:p>
        </text:list-item>
        <text:list-item>
          <text:p text:style-name="P3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39">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071224990432758289" text:style-name="L32">
        <text:list-item>
          <text:p text:style-name="P4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082852062743065787" text:style-name="L33">
        <text:list-item>
          <text:p text:style-name="P4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154559875406515923" text:style-name="L34">
        <text:list-item>
          <text:p text:style-name="P4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927346412204702262" text:style-name="L35">
        <text:list-item>
          <text:p text:style-name="P4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805808039902501553" text:style-name="L36">
        <text:list-item>
          <text:p text:style-name="P4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text:soft-page-break/>version 2.1.5:</text:p>
      <text:list xml:id="list1161451023079892481" text:style-name="L37">
        <text:list-item>
          <text:p text:style-name="P45">Disable the Accept integration button when user overrides an automatic block analysis with a manual block selection followed by a click on the Block integrate button.<text:line-break/></text:p>
        </text:list-item>
      </text:list>
      <text:p text:style-name="Standard">version 2.1.4:</text:p>
      <text:list xml:id="list8687788972535561545" text:style-name="L38">
        <text:list-item>
          <text:p text:style-name="P46">Corrected a bug that kept manual selection of block integration from being performed after a refusal to accept the automatic block analysis results.<text:line-break/></text:p>
        </text:list-item>
      </text:list>
      <text:p text:style-name="Standard">version 2.1.3:</text:p>
      <text:list xml:id="list5536279968658647907" text:style-name="L39">
        <text:list-item>
          <text:p text:style-name="P47">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331690755367080937" text:style-name="L40">
        <text:list-item>
          <text:p text:style-name="P4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628127779497928916" text:style-name="L41">
        <text:list-item>
          <text:p text:style-name="P49">Added progress bar tracking of block integration analysis because it can take an extended amount of time to complete the analysis when the light curve has many points.<text:line-break/></text:p>
        </text:list-item>
      </text:list>
      <text:p text:style-name="Standard">version 2.1.0</text:p>
      <text:list xml:id="list6587141101694863972" text:style-name="L42">
        <text:list-item>
          <text:p text:style-name="P5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6458347526498337099" text:style-name="L43">
        <text:list-item>
          <text:p text:style-name="P51">Made the selection of Tooltip display 'sticky'</text:p>
        </text:list-item>
        <text:list-item>
          <text:p text:style-name="P51">Duration calculation when D and R span midnight now handled correctly</text:p>
        </text:list-item>
      </text:list>
      <text:p text:style-name="Standard"/>
      <text:p text:style-name="Standard">version 2.0.8</text:p>
      <text:list xml:id="list7728377388408506115" text:style-name="L44">
        <text:list-item>
          <text:p text:style-name="P52">toolTips changed to invoke and display in a custom dialog box that can be moved and resized to better accommodate legacy displays</text:p>
        </text:list-item>
        <text:list-item>
          <text:p text:style-name="P52">Calc flash timing calculation fixed to properly deal with the non-integer frame numbers that can result from field processed csv files</text:p>
        </text:list-item>
        <text:list-item>
          <text:p text:style-name="P52">Flash timing has been verified to work with integrated light curves</text:p>
        </text:list-item>
        <text:list-item>
          <text:p text:style-name="P5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ext:soft-page-break/>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073302638468704718" text:style-name="L45">
        <text:list-item>
          <text:p text:style-name="P53">Adds a button to calculate the edge position of an LED timing flash.</text:p>
        </text:list-item>
        <text:list-item>
          <text:p text:style-name="P5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53">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53">Adds a checkbox to force manual entry of timestamp info. <text:s/>This is useful when OCR on a VTI timed light curve has catastrophic errors. <text:s/>It is always employed when using LED flash timing.</text:p>
        </text:list-item>
      </text:list>
      <text:list xml:id="list407661369132942998" text:style-name="L46">
        <text:list-item>
          <text:p text:style-name="P5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572767660876404247" text:style-name="L47">
        <text:list-item>
          <text:p text:style-name="P5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301966074809063509" text:style-name="L48">
        <text:list-item>
          <text:p text:style-name="P56">files generated by pyote now contain PYOTE in the filename.<text:line-break/></text:p>
        </text:list-item>
        <text:list-item>
          <text:p text:style-name="P5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893715678231157085" text:style-name="L49">
        <text:list-item>
          <text:p text:style-name="P5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7675889437407504649" text:style-name="L50">
        <text:list-item>
          <text:p text:style-name="P5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040811670081724856" text:style-name="L51">
        <text:list-item>
          <text:p text:style-name="P59"><text:soft-page-break/>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306364384508183825" text:style-name="L52">
        <text:list-item>
          <text:p text:style-name="P60">improved handling of D and R region selection so that one cannot enter an invalid configuration --- automatic corrections/changes are applied.<text:line-break/></text:p>
        </text:list-item>
        <text:list-item>
          <text:p text:style-name="P6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407130588891655671" text:style-name="L53">
        <text:list-item>
          <text:p text:style-name="P61">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848642967049243617" text:style-name="L54">
        <text:list-item>
          <text:p text:style-name="P6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591217604604256156" text:style-name="L55">
        <text:list-item>
          <text:p text:style-name="P63">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449904714979479234" text:style-name="L56">
        <text:list-item>
          <text:p text:style-name="P6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6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6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6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450083631408864287" text:style-name="L57">
        <text:list-item>
          <text:p text:style-name="P6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4-07T10:39:28</dc:date>
    <meta:editing-cycles>86</meta:editing-cycles>
    <meta:editing-duration>PT20H20M59S</meta:editing-duration>
    <meta:document-statistic meta:table-count="0" meta:image-count="2" meta:object-count="0" meta:page-count="12" meta:paragraph-count="169" meta:word-count="4876" meta:character-count="28418"/>
    <meta:template xlink:type="simple" xlink:actuate="onRequest" xlink:title="" xlink:href="Normal"/>
  </office:meta>
</office:document-meta>
</file>